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2.9299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4.6134in"/>
    </style:style>
    <style:style style:name="co7" style:family="table-column">
      <style:table-column-properties fo:break-before="auto" style:column-width="3.916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929in"/>
    </style:style>
    <style:style style:name="co10" style:family="table-column">
      <style:table-column-properties fo:break-before="auto" style:column-width="2.5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22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4441in" svg:y="3.4591in">
            <draw:object draw:notify-on-update-of-ranges="Sheet1.A2:Sheet1.A15 Sheet1.B1:Sheet1.B1 Sheet1.B2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rm category</text:p>
          </table:table-cell>
          <table:table-cell office:value-type="string" calcext:value-type="string">
            <text:p>term count</text:p>
          </table:table-cell>
          <table:table-cell table:style-name="Default" office:value-type="string" calcext:value-type="string">
            <text:p>Percentage</text:p>
          </table:table-cell>
          <table:table-cell office:value-type="string" calcext:value-type="string">
            <text:p>related to FIFA players domain</text:p>
          </table:table-cell>
          <table:table-cell office:value-type="string" calcext:value-type="string">
            <text:p>related to FIFA players in video game domain</text:p>
          </table:table-cell>
          <table:table-cell office:value-type="string" calcext:value-type="string">
            <text:p>related to other domains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son name</text:p>
          </table:table-cell>
          <table:table-cell table:formula="of:=354+8131+250+298" office:value-type="float" office:value="9033" calcext:value-type="float">
            <text:p>9033</text:p>
          </table:table-cell>
          <table:table-cell table:formula="of:=[.B2]/[.B17]" office:value-type="percentage" office:value="0.308430361593881" calcext:value-type="percentage">
            <text:p>30.84304%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ers specifically to names of FIFA players</text:p>
          </table:table-cell>
          <table:table-cell office:value-type="string" calcext:value-type="string">
            <text:p><text:span text:style-name="T1">terms related to FIFA players</text:span> domain</text:p>
          </table:table-cell>
          <table:table-cell table:formula="of:=SUM([.B2];[.B4:.B7];[.B10:.B10])" office:value-type="float" office:value="15867" calcext:value-type="float">
            <text:p>15867</text:p>
          </table:table-cell>
          <table:table-cell table:formula="of:=[.I2]/[.B17]" office:value-type="percentage" office:value="0.541776214702769" calcext:value-type="percentage">
            <text:p>54.177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 traits</text:p>
          </table:table-cell>
          <table:table-cell table:formula="of:=3051+3531+71" office:value-type="float" office:value="6653" calcext:value-type="float">
            <text:p>6653</text:p>
          </table:table-cell>
          <table:table-cell table:formula="of:=[.B3]/[.B17]" office:value-type="percentage" office:value="0.227165636630587" calcext:value-type="percentage">
            <text:p>22.71656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combined, seem to be specific to the video game</text:p>
          </table:table-cell>
          <table:table-cell office:value-type="string" calcext:value-type="string">
            <text:p><text:span text:style-name="T1">terms related only to FIFA players</text:span> domain</text:p>
          </table:table-cell>
          <table:table-cell table:formula="of:=SUM([.B2];[.B5];[.B6];[.B10])" office:value-type="float" office:value="11402" calcext:value-type="float">
            <text:p>11402</text:p>
          </table:table-cell>
          <table:table-cell table:formula="of:=[.I3]/[.B17]" office:value-type="percentage" office:value="0.389319493290538" calcext:value-type="percentage">
            <text:p>38.931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 positions</text:p>
          </table:table-cell>
          <table:table-cell table:formula="of:=1508+1905+845+29" office:value-type="float" office:value="4287" calcext:value-type="float">
            <text:p>4287</text:p>
          </table:table-cell>
          <table:table-cell table:formula="of:=[.B4]/[.B17]" office:value-type="percentage" office:value="0.146378939461194" calcext:value-type="percentage">
            <text:p>14.63789%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combined, seems like football-specific positions</text:p>
          </table:table-cell>
          <table:table-cell office:value-type="string" calcext:value-type="string">
            <text:p>terms related to other domains</text:p>
          </table:table-cell>
          <table:table-cell table:formula="of:=SUM([.B4];[.B7];#REF!)" office:value-type="string" office:string-value="" calcext:value-type="error">
            <text:p>#REF!</text:p>
          </table:table-cell>
          <table:table-cell table:formula="of:=[.I4]/[.B17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ball club name</text:p>
          </table:table-cell>
          <table:table-cell office:value-type="float" office:value="1433" calcext:value-type="float">
            <text:p>1433</text:p>
          </table:table-cell>
          <table:table-cell table:formula="of:=[.B5]/[.B17]" office:value-type="percentage" office:value="0.0489295591900843" calcext:value-type="percentage">
            <text:p>4.89296%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terms unrelated to any domain</text:p>
          </table:table-cell>
          <table:table-cell table:formula="of:=SUM([.B3];[.B8];[.B9];[.B11];[.B11:.B15])" office:value-type="float" office:value="19820" calcext:value-type="float">
            <text:p>19820</text:p>
          </table:table-cell>
          <table:table-cell table:formula="of:=[.I5]/[.B17]" office:value-type="percentage" office:value="0.676750776795165" calcext:value-type="percentage">
            <text:p>67.675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</text:p>
          </table:table-cell>
          <table:table-cell table:formula="of:=641+165+30+49+14" office:value-type="float" office:value="899" calcext:value-type="float">
            <text:p>899</text:p>
          </table:table-cell>
          <table:table-cell table:formula="of:=[.B6]/[.B17]" office:value-type="percentage" office:value="0.0306962133369755" calcext:value-type="percentage">
            <text:p>3.06962%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URLs for team logo and flags, can be considered similar to primary ke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ry name</text:p>
          </table:table-cell>
          <table:table-cell table:formula="of:=128+50" office:value-type="float" office:value="178" calcext:value-type="float">
            <text:p>178</text:p>
          </table:table-cell>
          <table:table-cell table:formula="of:=[.B7]/[.B17]" office:value-type="percentage" office:value="0.0060777819510363" calcext:value-type="percentage">
            <text:p>0.60778%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layer national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 tags</text:p>
          </table:table-cell>
          <table:table-cell office:value-type="float" office:value="165" calcext:value-type="float">
            <text:p>165</text:p>
          </table:table-cell>
          <table:table-cell table:formula="of:=[.B8]/[.B17]" office:value-type="percentage" office:value="0.00563389899955612" calcext:value-type="percentage">
            <text:p>0.56339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combined, seem to be specific to the video g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 specialties</text:p>
          </table:table-cell>
          <table:table-cell office:value-type="float" office:value="121" calcext:value-type="float">
            <text:p>121</text:p>
          </table:table-cell>
          <table:table-cell table:formula="of:=[.B9]/[.B17]" office:value-type="percentage" office:value="0.00413152593300782" calcext:value-type="percentage">
            <text:p>0.41315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combined, seem to be specific to the video game</text:p>
          </table:table-cell>
          <table:table-cell office:value-type="string" calcext:value-type="string">
            <text:p><text:span text:style-name="T1">terms related to FIFA players VG</text:span> domain</text:p>
          </table:table-cell>
          <table:table-cell table:formula="of:=SUM([.B2:.B10])" office:value-type="float" office:value="22806" calcext:value-type="float">
            <text:p>22806</text:p>
          </table:table-cell>
          <table:table-cell table:formula="of:=[.I9]/[.B17]" office:value-type="percentage" office:value="0.77870727626592" calcext:value-type="percentage">
            <text:p>77.87073%</text:p>
          </table:table-cell>
          <table:table-cell table:style-name="ce1" table:formula="of:=SUM([.B2:.B10])/SUM([.B2:.B10];[.B12:.B15])" office:value-type="percentage" office:value="0.996460872984664" calcext:value-type="percentage">
            <text:p>99.64609%</text:p>
          </table:table-cell>
          <table:table-cell/>
        </table:table-row>
        <table:table-row table:style-name="ro1">
          <table:table-cell office:value-type="string" calcext:value-type="string">
            <text:p>league name</text:p>
          </table:table-cell>
          <table:table-cell office:value-type="float" office:value="37" calcext:value-type="float">
            <text:p>37</text:p>
          </table:table-cell>
          <table:table-cell table:formula="of:=[.B10]/[.B17]" office:value-type="percentage" office:value="0.00126335916959743" calcext:value-type="percentage">
            <text:p>0.12634%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<text:span text:style-name="T1">terms related only to FIFA players VG</text:span> domain</text:p>
          </table:table-cell>
          <table:table-cell table:formula="of:=SUM([.B2:.B3];[.B5:.B6];[.B8:.B10])" office:value-type="float" office:value="18341" calcext:value-type="float">
            <text:p>18341</text:p>
          </table:table-cell>
          <table:table-cell table:formula="of:=[.I10]/[.B17]" office:value-type="percentage" office:value="0.626250554853689" calcext:value-type="percentage">
            <text:p>62.62506%</text:p>
          </table:table-cell>
          <table:table-cell table:style-name="ce1" table:formula="of:=SUM([.B2:.B3];[.B5:.B6];[.B8:.B10])/SUM([.B2:.B10];[.B12:.B15])" office:value-type="percentage" office:value="0.801371957880019" calcext:value-type="percentage">
            <text:p>80.13720%</text:p>
          </table:table-cell>
          <table:table-cell office:value-type="string" calcext:value-type="string">
            <text:p>percentage when excluding date terms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6400" calcext:value-type="float">
            <text:p>6400</text:p>
          </table:table-cell>
          <table:table-cell table:formula="of:=[.B11]/[.B17]" office:value-type="percentage" office:value="0.218526991497934" calcext:value-type="percentage">
            <text:p>21.85270%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irth date, as text</text:p>
          </table:table-cell>
          <table:table-cell office:value-type="string" calcext:value-type="string">
            <text:p>terms related to other domains</text:p>
          </table:table-cell>
          <table:table-cell table:formula="of:=SUM([.B4];[.B7];#REF!)" office:value-type="string" office:string-value="" calcext:value-type="error">
            <text:p>#REF!</text:p>
          </table:table-cell>
          <table:table-cell table:formula="of:=[.I11]/[.B17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known</text:p>
          </table:table-cell>
          <table:table-cell table:formula="of:=32+2+7+4+2+5+2+2+2" office:value-type="float" office:value="58" calcext:value-type="float">
            <text:p>58</text:p>
          </table:table-cell>
          <table:table-cell table:formula="of:=[.B12]/[.B17]" office:value-type="percentage" office:value="0.00198040086045003" calcext:value-type="percentage">
            <text:p>0.19804%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terms unrelated to any domain</text:p>
          </table:table-cell>
          <table:table-cell table:formula="of:=SUM([.B11:.B15])" office:value-type="float" office:value="6481" calcext:value-type="float">
            <text:p>6481</text:p>
          </table:table-cell>
          <table:table-cell table:formula="of:=[.I12]/[.B17]" office:value-type="percentage" office:value="0.22129272373408" calcext:value-type="percentage">
            <text:p>22.129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type</text:p>
          </table:table-cell>
          <table:table-cell office:value-type="float" office:value="10" calcext:value-type="float">
            <text:p>10</text:p>
          </table:table-cell>
          <table:table-cell table:formula="of:=[.B13]/[.B17]" office:value-type="percentage" office:value="0.000341448424215522" calcext:value-type="percentage">
            <text:p>0.03414%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rmal, stocky, uniqu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w/High indication</text:p>
          </table:table-cell>
          <table:table-cell office:value-type="float" office:value="9" calcext:value-type="float">
            <text:p>9</text:p>
          </table:table-cell>
          <table:table-cell table:formula="of:=[.B14]/[.B17]" office:value-type="percentage" office:value="0.00030730358179397" calcext:value-type="percentage">
            <text:p>0.03073%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layer work rat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ft/right indicator</text:p>
          </table:table-cell>
          <table:table-cell table:formula="of:=2+2" office:value-type="float" office:value="4" calcext:value-type="float">
            <text:p>4</text:p>
          </table:table-cell>
          <table:table-cell table:formula="of:=[.B15]/[.B17]" office:value-type="percentage" office:value="0.000136579369686209" calcext:value-type="percentage">
            <text:p>0.01366%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layer preferred foo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5])" office:value-type="float" office:value="29287" calcext:value-type="float">
            <text:p>29287</text:p>
          </table:table-cell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 table:formula="of:=SUM([.C2:.C10];[.C13])" office:value-type="percentage" office:value="0.779048724690135" calcext:value-type="percentage">
            <text:p>77.90%</text:p>
          </table:table-cell>
          <table:table-cell office:value-type="string" calcext:value-type="string">
            <text:p>fifa player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" table:formula="of:=SUM([.C2:.C4];[.C8:.C9])" office:value-type="percentage" office:value="0.691740362618226" calcext:value-type="percentage">
            <text:p>69.17404%</text:p>
          </table:table-cell>
          <table:table-cell office:value-type="string" calcext:value-type="string">
            <text:p>only fifa players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G15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2">
      <number:number number:decimal-places="5" number:min-decimal-places="5" number:min-integer-digits="1"/>
      <number:text>%</number:text>
    </number:percentage-style>
    <number:percentage-style style:name="N121">
      <number:number number:decimal-places="6" number:min-decimal-places="6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1T12:27:21.570123356</dc:date>
    <meta:editing-duration>PT2H2M23S</meta:editing-duration>
    <meta:editing-cycles>64</meta:editing-cycles>
    <meta:generator>LibreOffice/7.4.2.3$Linux_X86_64 LibreOffice_project/40$Build-3</meta:generator>
    <meta:document-statistic meta:table-count="1" meta:cell-count="13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282cm" svg:y="0.964cm" style:legend-expansion="high" chart:style-name="ch2"/>
        <chart:plot-area chart:style-name="ch3" table:cell-range-address="Sheet1.A1:Sheet1.B15" chart:data-source-has-labels="both" svg:x="0.32cm" svg:y="0.18cm" svg:width="11.642cm" svg:height="8.64cm">
          <chart:coordinate-region svg:x="1.688cm" svg:y="0.728cm" svg:width="8.092cm" svg:height="8.092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rm 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son name</text:p>
                <draw:g>
                  <svg:desc>Sheet1.A2:Sheet1.A15</svg:desc>
                </draw:g>
              </table:table-cell>
              <table:table-cell office:value-type="float" office:value="9033">
                <text:p>9033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player traits</text:p>
              </table:table-cell>
              <table:table-cell office:value-type="float" office:value="6653">
                <text:p>6653</text:p>
              </table:table-cell>
            </table:table-row>
            <table:table-row>
              <table:table-cell office:value-type="string">
                <text:p>player positions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football club name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URL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country name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player tags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player specialties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league name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body typ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ow/High indicatio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eft/right indicator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